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Droid Sans" fo:font-size="10pt" style:font-size-asian="10pt" style:font-size-complex="10pt"/>
    </style:style>
    <style:style style:name="ce9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font-name="Droid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ize="10pt" style:font-size-asian="10pt" style:font-size-complex="10pt"/>
    </style:style>
    <style:style style:name="ce16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19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2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2" style:family="table-cell" style:parent-style-name="Default">
      <style:table-cell-properties fo:background-color="transparent" fo:border="none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8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2"/>
          <table:covered-table-cell table:number-columns-repeated="8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1" office:value-type="string" calcext:value-type="string">
            <text:p>Capacité (h/semaine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/>
          <table:table-cell table:style-name="Default"/>
          <table:table-cell/>
          <table:table-cell table:style-name="ce21" office:value-type="string" calcext:value-type="string">
            <text:p>Unité Jh (heures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" table:number-columns-repeated="1017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Système d'alerte par Mail</text:p>
          </table:table-cell>
          <table:table-cell table:style-name="ce15" office:value-type="float" office:value="15" calcext:value-type="float">
            <text:p>15</text:p>
          </table:table-cell>
          <table:table-cell table:style-name="ce20" table:formula="of:=[.B13]/[.E7]" office:value-type="float" office:value="2.14285714285714" calcext:value-type="float">
            <text:p>2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20" table:formula="of:=[.D13]/[.E7]" office:value-type="float" office:value="0.857142857142857" calcext:value-type="float">
            <text:p>0,8571428571</text:p>
          </table:table-cell>
          <table:table-cell table:style-name="ce20" table:number-columns-repeated="5"/>
          <table:table-cell table:number-columns-repeated="1014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6" table:formula="of:=SUM([.B13:.B13])" office:value-type="float" office:value="15" calcext:value-type="float">
            <text:p>15</text:p>
          </table:table-cell>
          <table:table-cell table:style-name="ce16" table:formula="of:=SUM([.C13:.C13])" office:value-type="float" office:value="2.14285714285714" calcext:value-type="float">
            <text:p>2,1428571429</text:p>
          </table:table-cell>
          <table:table-cell table:style-name="ce16" table:formula="of:=SUM([.D13:.D13])" office:value-type="float" office:value="6" calcext:value-type="float">
            <text:p>6</text:p>
          </table:table-cell>
          <table:table-cell table:style-name="ce16" table:formula="of:=SUM([.E13:.EE17])" office:value-type="string" office:string-value="" calcext:value-type="error">
            <text:p>Err :522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0"/>
          <table:table-cell table:style-name="ce17" table:number-columns-repeated="4"/>
          <table:table-cell table:style-name="ce28"/>
          <table:table-cell table:style-name="ce32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ravaux sur l'IHM</text:p>
          </table:table-cell>
          <table:table-cell table:style-name="ce15" office:value-type="float" office:value="30" calcext:value-type="float">
            <text:p>30</text:p>
          </table:table-cell>
          <table:table-cell table:style-name="ce20" table:formula="of:=[.B20]/[.E7]" office:value-type="float" office:value="4.28571428571429" calcext:value-type="float">
            <text:p>4,2857142857</text:p>
          </table:table-cell>
          <table:table-cell table:style-name="ce15" office:value-type="float" office:value="8" calcext:value-type="float">
            <text:p>8</text:p>
          </table:table-cell>
          <table:table-cell table:style-name="ce20" table:formula="of:=[.D20]/[.E7]" office:value-type="float" office:value="1.14285714285714" calcext:value-type="float">
            <text:p>1,1428571429</text:p>
          </table:table-cell>
          <table:table-cell table:style-name="ce29" office:value-type="date" office:date-value="2017-05-13" calcext:value-type="date">
            <text:p>13/05/17</text:p>
          </table:table-cell>
          <table:table-cell table:style-name="ce29" office:value-type="date" office:date-value="2017-05-17" calcext:value-type="date">
            <text:p>17/05/17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6" table:formula="of:=SUM([.B20:.B20])" office:value-type="float" office:value="30" calcext:value-type="float">
            <text:p>30</text:p>
          </table:table-cell>
          <table:table-cell table:style-name="ce16" table:formula="of:=[.B21]/[.E7]" office:value-type="float" office:value="4.28571428571429" calcext:value-type="float">
            <text:p>4,2857142857</text:p>
          </table:table-cell>
          <table:table-cell table:style-name="ce16" table:formula="of:=SUM([.D20:.D20])" office:value-type="float" office:value="8" calcext:value-type="float">
            <text:p>8</text:p>
          </table:table-cell>
          <table:table-cell table:style-name="ce16" table:formula="of:=[.D21]/[.E7]" office:value-type="float" office:value="1.14285714285714" calcext:value-type="float">
            <text:p>1,1428571429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2:44:06.038523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9T12:51:52.139524486</dc:date>
    <meta:editing-duration>PT2H10M36S</meta:editing-duration>
    <meta:editing-cycles>108</meta:editing-cycles>
    <meta:generator>LibreOffice/5.1.6.2$Linux_X86_64 LibreOffice_project/10m0$Build-2</meta:generator>
    <meta:document-statistic meta:table-count="1" meta:cell-count="62" meta:object-count="0"/>
  </office:meta>
</office:document-meta>
</file>